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0.8cm" table:align="left"/>
    </style:style>
    <style:style style:name="Table1.A" style:family="table-column">
      <style:table-column-properties style:column-width="4.888cm"/>
    </style:style>
    <style:style style:name="Table1.B" style:family="table-column">
      <style:table-column-properties style:column-width="4.902cm"/>
    </style:style>
    <style:style style:name="Table1.C" style:family="table-column">
      <style:table-column-properties style:column-width="11.01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fo:font-size="16pt" officeooo:rsid="001bef03" officeooo:paragraph-rsid="001bef03" style:font-size-asian="14pt" style:font-size-complex="16pt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/>
    </style:style>
    <style:style style:name="P12" style:family="paragraph" style:parent-style-name="Text_20_body">
      <style:text-properties style:font-name="Google Sans Text" fo:font-size="16pt" officeooo:rsid="001bef03" officeooo:paragraph-rsid="001bef03" style:font-size-asian="14pt" style:font-size-complex="16pt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ssa é a "hora da verdade" científica do seu trabalho. O cruzamento que você fez entre os dados (o CSV e os Heatmaps) e esses artigos cria uma base teórica inabalável para o seu relatório.</text:p>
      <text:section text:style-name="Sect1" text:name="model-response-message-contentr_8e33e7874c197c10">
        <text:p text:style-name="P6">Abaixo, agrupei quais artigos "casam" melhor com cada conclusão específica que tiramos dos dados, para você citar com precisão:</text:p>
        <text:h text:style-name="P2" text:outline-level="3">1. Para a Conclusão: "A Renda é o Filtro Real, não a Nota"</text:h>
        <text:p text:style-name="P11">Aqui você prova que o mérito acadêmico foi substituído pela análise de risco.</text:p>
        <text:list text:style-name="L1">
          <text:list-item>
            <text:p text:style-name="P7"><text:span text:style-name="T1">Artigo 4: Lacerda (2025):</text:span> É o seu principal aliado. Ele diz explicitamente que a reforma de 2017 focou na <text:span text:style-name="T1">sustentabilidade financeira</text:span> e que a análise de crédito tornou-se tão importante quanto a nota. Use-o para explicar por que o "Rico com Nota Alta" vira "Não Contratado".</text:p>
          </text:list-item>
          <text:list-item>
            <text:p text:style-name="P7"><text:span text:style-name="T1">Artigo 9: Tagliacolli &amp; Tesser (2024):</text:span> Reforça que o Fies virou uma <text:span text:style-name="T1">política de gestão de risco fiscal</text:span>. Como é um artigo da <text:span text:style-name="T1">UTFPR</text:span>, ele dá autoridade para dizer que o sistema "trava" o rico porque o risco de inadimplência (ou o baixo subsídio) não compensa para o fundo.</text:p>
          </text:list-item>
          <text:list-item>
            <text:p text:style-name="P7"><text:span text:style-name="T1">Artigo 7: Pires (2018):</text:span> Ótimo para contextualizar a transição do "Fies para todos" para o <text:span text:style-name="T1">"rigor fiscal"</text:span>. Ele explica a "sangria" de dinheiro que obrigou o governo a criar essas barreiras financeiras que você viu nos dados.</text:p>
          </text:list-item>
        </text:list>
        <text:h text:style-name="P2" text:outline-level="3">2. Para a Conclusão: "O Muro do Banco e a Expulsão da Classe Média"</text:h>
        <text:p text:style-name="P11">Aqui você explica o gráfico de "Não Contratados" (o vermelho intenso nas rendas altas).</text:p>
        <text:list text:style-name="L2">
          <text:list-item>
            <text:p text:style-name="P8"><text:span text:style-name="T1">Artigo 10: Viana &amp; Braga (2023):</text:span> Eles falam sobre o <text:span text:style-name="T1">"endurecimento" das regras</text:span> e as barreiras normativas. Use este artigo para justificar que o status "Não Contratado" é o reflexo prático desse endurecimento: a burocracia é o braço armado da exclusão financeira.</text:p>
          </text:list-item>
          <text:list-item>
            <text:p text:style-name="P8"><text:span text:style-name="T1">Artigo 6: Meneguin &amp; Bezerra (2022):</text:span> Eles explicam o novo desenho focado em evitar riscos bilionários. Isso "mata a charada" de por que candidatos com nota excelente são barrados: o sistema prefere deixar a vaga ociosa do que assumir o risco de um contrato que a família não vai conseguir co-participar.</text:p>
          </text:list-item>
        </text:list>
        <text:h text:style-name="P2" text:outline-level="3">3. Para a Conclusão: "A Repescagem Social (Pobre com Nota Baixa Entra)"</text:h>
        <text:p text:style-name="P11">Aqui você explica por que o "Verde" aparece no fundo esquerdo do heatmap (Nota Inferior + Renda Baixa).</text:p>
        <text:list text:style-name="L3">
          <text:list-item>
            <text:p text:style-name="P9"><text:span text:style-name="T1">Artigo 8: Rocha, Monasterio &amp; Ehrl (2016):</text:span> Eles mostram que o público real do Fies tem <text:span text:style-name="T1">salários iniciais baixíssimos</text:span>. Use isso para explicar que o sistema "abre a mão" na nota para esses candidatos porque eles são o <text:span text:style-name="T1">objetivo social original</text:span>: pessoas que o salto salarial pós-formado será maior e que o governo subsidia quase 100%, facilitando a assinatura.</text:p>
          </text:list-item>
          <text:list-item>
            <text:p text:style-name="P9"><text:span text:style-name="T1">Artigo 5: Maniçoba &amp; Santos (2017):</text:span> Eles destacam que a <text:span text:style-name="T1">ociosidade de recursos</text:span> (vaga vazia) é um prejuízo para as faculdades. Isso justifica por que, quando o rico desiste, a faculdade aceita o pobre com nota menor na repescagem: é melhor ter um aluno financiado 100% pelo governo (recebimento garantido) do que uma vaga vazia.</text:p>
          </text:list-item>
        </text:list>
        <text:h text:style-name="P2" text:outline-level="3">4. Para a Conclusão: "Específica de TI e Computação"</text:h>
        <text:p text:style-name="P11">Aqui você amarra o tema central do seu curso.</text:p>
        <text:list text:style-name="L4">
          <text:list-item>
            <text:p text:style-name="P10"><text:soft-page-break/><text:span text:style-name="T1">Artigo 3: Viana Filho &amp; Carvalho:</text:span> Como seu foco é TI, use este artigo para comparar se o perfil que o Enade aponta como "aluno de sucesso" (que se dedica e pesquisa) é o mesmo que o Fies está conseguindo contratar. Se o Fies está expulsando os alunos de nota alta em TI, você pode sugerir que o programa está <text:span text:style-name="T1">prejudicando a qualidade futura da mão de obra de TI</text:span> no Brasil.</text:p>
          </text:list-item>
        </text:list>
        <text:p text:style-name="Horizontal_20_Line"/>
        <text:h text:style-name="P2" text:outline-level="3">Tabela de "Match" para o seu Relatório: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3"><text:span text:style-name="Strong_20_Emphasis"><text:span text:style-name="T2">Conclusão dos Dados</text:span></text:span></text:p>
              </table:table-cell>
              <table:table-cell table:style-name="Table1.A1" office:value-type="string">
                <text:p text:style-name="P3"><text:span text:style-name="Strong_20_Emphasis"><text:span text:style-name="T2">Artigos para Citar</text:span></text:span></text:p>
              </table:table-cell>
              <table:table-cell table:style-name="Table1.A1" office:value-type="string">
                <text:p text:style-name="P3"><text:span text:style-name="Strong_20_Emphasis"><text:span text:style-name="T2">O que dizer?</text:span></text:span></text:p>
              </table:table-cell>
            </table:table-row>
          </table:table-header-rows>
          <table:table-row>
            <table:table-cell table:style-name="Table1.A1" office:value-type="string">
              <text:p text:style-name="P4">Rico com nota alta roda</text:p>
            </table:table-cell>
            <table:table-cell table:style-name="Table1.A1" office:value-type="string">
              <text:p text:style-name="P5">Lacerda (2025), Tagliacolli (2024)</text:p>
            </table:table-cell>
            <table:table-cell table:style-name="Table1.A1" office:value-type="string">
              <text:p text:style-name="P5">"O Fies prioriza a sustentabilidade do fundo sobre o mérito."</text:p>
            </table:table-cell>
          </table:table-row>
          <table:table-row>
            <table:table-cell table:style-name="Table1.A1" office:value-type="string">
              <text:p text:style-name="P4">Pobre com nota baixa entra</text:p>
            </table:table-cell>
            <table:table-cell table:style-name="Table1.A1" office:value-type="string">
              <text:p text:style-name="P5">Rocha (2016), Maniçoba (2017)</text:p>
            </table:table-cell>
            <table:table-cell table:style-name="Table1.A1" office:value-type="string">
              <text:p text:style-name="P5">"O sistema busca a solvência: quem tem 100% de subsídio assina mais rápido."</text:p>
            </table:table-cell>
          </table:table-row>
          <table:table-row>
            <table:table-cell table:style-name="Table1.A1" office:value-type="string">
              <text:p text:style-name="P4">Gargalo de "Não Contratado"</text:p>
            </table:table-cell>
            <table:table-cell table:style-name="Table1.A1" office:value-type="string">
              <text:p text:style-name="P5">Viana &amp; Braga (2023)</text:p>
            </table:table-cell>
            <table:table-cell table:style-name="Table1.A1" office:value-type="string">
              <text:p text:style-name="P5">"As barreiras burocráticas funcionam como um filtro de exclusão."</text:p>
            </table:table-cell>
          </table:table-row>
          <table:table-row>
            <table:table-cell table:style-name="Table1.A1" office:value-type="string">
              <text:p text:style-name="P4">Eficácia por Região/Curso</text:p>
            </table:table-cell>
            <table:table-cell table:style-name="Table1.A1" office:value-type="string">
              <text:p text:style-name="P5">Fernandes (2019), Viana Filho</text:p>
            </table:table-cell>
            <table:table-cell table:style-name="Table1.A1" office:value-type="string">
              <text:p text:style-name="P5">"A Meta 12 do PNE sofre com a ociosidade gerada pelo filtro financeiro."</text:p>
            </table:table-cell>
          </table:table-row>
        </table:table>
        <text:p text:style-name="P6">o termo <text:span text:style-name="T1">"Seletividade Financeira"</text:span> (do Lacerda) para descrever o que você viu nos Heatmaps. Isso dá um tom acadêmico muito forte para a sua descoberta de que "o dinheiro manda na nota".</text:p>
      </text:section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1:06.408230067</meta:creation-date>
    <dc:date>2026-02-18T03:41:02.375488616</dc:date>
    <meta:editing-duration>PT3M42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2" meta:paragraph-count="35" meta:word-count="701" meta:character-count="4028" meta:non-whitespace-character-count="3370"/>
  </office:meta>
</office:document-meta>
</file>